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7pt"/>
    </style:style>
    <style:style style:name="co2" style:family="table-column">
      <style:table-column-properties fo:break-before="auto" style:column-width="41.75pt"/>
    </style:style>
    <style:style style:name="co3" style:family="table-column">
      <style:table-column-properties fo:break-before="auto" style:column-width="49.55pt"/>
    </style:style>
    <style:style style:name="co4" style:family="table-column">
      <style:table-column-properties fo:break-before="auto" style:column-width="33.9pt"/>
    </style:style>
    <style:style style:name="co5" style:family="table-column">
      <style:table-column-properties fo:break-before="auto" style:column-width="42.35pt"/>
    </style:style>
    <style:style style:name="co6" style:family="table-column">
      <style:table-column-properties fo:break-before="auto" style:column-width="54.3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ime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ons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hydrogen</text:p>
          </table:table-cell>
          <table:table-cell office:value-type="string" calcext:value-type="string">
            <text:p>KPTS</text:p>
          </table:table-cell>
          <table:table-cell office:value-type="string" calcext:value-type="string">
            <text:p>ENCU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587.353" calcext:value-type="float">
            <text:p>587.35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586.939" calcext:value-type="float">
            <text:p>586.939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5" calcext:value-type="float">
            <text:p>305</text:p>
          </table:table-cell>
          <table:table-cell office:value-type="float" office:value="570.466" calcext:value-type="float">
            <text:p>570.466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10" calcext:value-type="float">
            <text:p>310</text:p>
          </table:table-cell>
          <table:table-cell office:value-type="float" office:value="655.036" calcext:value-type="float">
            <text:p>655.036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  <table:table-cell office:value-type="float" office:value="554.371" calcext:value-type="float">
            <text:p>554.371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float" office:value="564.694" calcext:value-type="float">
            <text:p>564.69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585.376" calcext:value-type="float">
            <text:p>585.376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float" office:value="687.394" calcext:value-type="float">
            <text:p>687.39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  <table:table-cell office:value-type="float" office:value="684.321" calcext:value-type="float">
            <text:p>684.321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40" calcext:value-type="float">
            <text:p>340</text:p>
          </table:table-cell>
          <table:table-cell office:value-type="float" office:value="678.524" calcext:value-type="float">
            <text:p>678.52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673.346" calcext:value-type="float">
            <text:p>673.346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664.878" calcext:value-type="float">
            <text:p>664.878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1078.213" calcext:value-type="float">
            <text:p>1078.21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float" office:value="872.18" calcext:value-type="float">
            <text:p>872.18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673.033" calcext:value-type="float">
            <text:p>673.03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office:value-type="float" office:value="638.654" calcext:value-type="float">
            <text:p>638.65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778.38" calcext:value-type="float">
            <text:p>778.38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802.211" calcext:value-type="float">
            <text:p>802.211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office:value-type="float" office:value="743.973" calcext:value-type="float">
            <text:p>743.97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90" calcext:value-type="float">
            <text:p>390</text:p>
          </table:table-cell>
          <table:table-cell office:value-type="float" office:value="746.088" calcext:value-type="float">
            <text:p>746.088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office:value-type="float" office:value="747.913" calcext:value-type="float">
            <text:p>747.91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722.307" calcext:value-type="float">
            <text:p>722.307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05" calcext:value-type="float">
            <text:p>405</text:p>
          </table:table-cell>
          <table:table-cell office:value-type="float" office:value="714.522" calcext:value-type="float">
            <text:p>714.522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10" calcext:value-type="float">
            <text:p>410</text:p>
          </table:table-cell>
          <table:table-cell office:value-type="float" office:value="714.109" calcext:value-type="float">
            <text:p>714.109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15" calcext:value-type="float">
            <text:p>415</text:p>
          </table:table-cell>
          <table:table-cell office:value-type="float" office:value="702.181" calcext:value-type="float">
            <text:p>702.181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708.108" calcext:value-type="float">
            <text:p>708.108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25" calcext:value-type="float">
            <text:p>425</text:p>
          </table:table-cell>
          <table:table-cell office:value-type="float" office:value="698.67" calcext:value-type="float">
            <text:p>698.67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office:value-type="float" office:value="695.587" calcext:value-type="float">
            <text:p>695.587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35" calcext:value-type="float">
            <text:p>435</text:p>
          </table:table-cell>
          <table:table-cell office:value-type="float" office:value="664.78" calcext:value-type="float">
            <text:p>664.78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float" office:value="727.21" calcext:value-type="float">
            <text:p>727.21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45" calcext:value-type="float">
            <text:p>445</text:p>
          </table:table-cell>
          <table:table-cell office:value-type="float" office:value="767.767" calcext:value-type="float">
            <text:p>767.767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764.683" calcext:value-type="float">
            <text:p>764.68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9923.239" calcext:value-type="float">
            <text:p>9923.239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9901.159" calcext:value-type="float">
            <text:p>9901.159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2963.297" calcext:value-type="float">
            <text:p>2963.297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2757.402" calcext:value-type="float">
            <text:p>2757.402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2300.714" calcext:value-type="float">
            <text:p>2300.71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2736.521" calcext:value-type="float">
            <text:p>2736.521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 office:value-type="float" office:value="270.023" calcext:value-type="float">
            <text:p>270.02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349.304" calcext:value-type="float">
            <text:p>349.30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 office:value-type="float" office:value="627.842" calcext:value-type="float">
            <text:p>627.842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float" office:value="779.523" calcext:value-type="float">
            <text:p>779.52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1187.98" calcext:value-type="float">
            <text:p>1187.98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office:value-type="float" office:value="1532.488" calcext:value-type="float">
            <text:p>1532.488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2232.721" calcext:value-type="float">
            <text:p>2232.721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2644.117" calcext:value-type="float">
            <text:p>2644.11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375" calcext:value-type="float">
            <text:p>375</text:p>
          </table:table-cell>
          <table:table-cell office:value-type="float" office:value="2942.673" calcext:value-type="float">
            <text:p>2942.67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375" calcext:value-type="float">
            <text:p>375</text:p>
          </table:table-cell>
          <table:table-cell office:value-type="float" office:value="12236.29" calcext:value-type="float">
            <text:p>12236.29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1768.714" calcext:value-type="float">
            <text:p>1768.714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460" calcext:value-type="float">
            <text:p>460</text:p>
          </table:table-cell>
          <table:table-cell office:value-type="float" office:value="1756.771" calcext:value-type="float">
            <text:p>1756.771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470" calcext:value-type="float">
            <text:p>470</text:p>
          </table:table-cell>
          <table:table-cell office:value-type="float" office:value="1736.955" calcext:value-type="float">
            <text:p>1736.955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480" calcext:value-type="float">
            <text:p>480</text:p>
          </table:table-cell>
          <table:table-cell office:value-type="float" office:value="1734.832" calcext:value-type="float">
            <text:p>1734.832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490" calcext:value-type="float">
            <text:p>490</text:p>
          </table:table-cell>
          <table:table-cell office:value-type="float" office:value="1714.589" calcext:value-type="float">
            <text:p>1714.589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709.025" calcext:value-type="float">
            <text:p>1709.025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510" calcext:value-type="float">
            <text:p>510</text:p>
          </table:table-cell>
          <table:table-cell office:value-type="float" office:value="1849.316" calcext:value-type="float">
            <text:p>1849.316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520" calcext:value-type="float">
            <text:p>520</text:p>
          </table:table-cell>
          <table:table-cell office:value-type="float" office:value="1893.311" calcext:value-type="float">
            <text:p>1893.311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2108.318" calcext:value-type="float">
            <text:p>2108.318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11226.74" calcext:value-type="float">
            <text:p>11226.74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30173.742" calcext:value-type="float">
            <text:p>30173.742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425.507" calcext:value-type="float">
            <text:p>425.507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20" calcext:value-type="float">
            <text:p>520</text:p>
          </table:table-cell>
          <table:table-cell office:value-type="float" office:value="533.603" calcext:value-type="float">
            <text:p>533.603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20" calcext:value-type="float">
            <text:p>520</text:p>
          </table:table-cell>
          <table:table-cell office:value-type="float" office:value="965.96" calcext:value-type="float">
            <text:p>965.96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1213.528" calcext:value-type="float">
            <text:p>1213.528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520" calcext:value-type="float">
            <text:p>520</text:p>
          </table:table-cell>
          <table:table-cell office:value-type="float" office:value="1866.517" calcext:value-type="float">
            <text:p>1866.517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float" office:value="2167.337" calcext:value-type="float">
            <text:p>2167.337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520" calcext:value-type="float">
            <text:p>520</text:p>
          </table:table-cell>
          <table:table-cell office:value-type="float" office:value="3258.903" calcext:value-type="float">
            <text:p>3258.903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520" calcext:value-type="float">
            <text:p>520</text:p>
          </table:table-cell>
          <table:table-cell office:value-type="float" office:value="3943.356" calcext:value-type="float">
            <text:p>3943.356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float" office:value="1568.936" calcext:value-type="float">
            <text:p>1568.936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295" calcext:value-type="float">
            <text:p>295</text:p>
          </table:table-cell>
          <table:table-cell office:value-type="float" office:value="1643.158" calcext:value-type="float">
            <text:p>1643.158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620.594" calcext:value-type="float">
            <text:p>1620.594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05" calcext:value-type="float">
            <text:p>305</text:p>
          </table:table-cell>
          <table:table-cell office:value-type="float" office:value="1572.379" calcext:value-type="float">
            <text:p>1572.379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1745.799" calcext:value-type="float">
            <text:p>1745.799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15" calcext:value-type="float">
            <text:p>315</text:p>
          </table:table-cell>
          <table:table-cell office:value-type="float" office:value="1691.638" calcext:value-type="float">
            <text:p>1691.638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1671.599" calcext:value-type="float">
            <text:p>1671.599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float" office:value="1669.119" calcext:value-type="float">
            <text:p>1669.119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 office:value-type="float" office:value="1596.044" calcext:value-type="float">
            <text:p>1596.044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35" calcext:value-type="float">
            <text:p>335</text:p>
          </table:table-cell>
          <table:table-cell office:value-type="float" office:value="1601.856" calcext:value-type="float">
            <text:p>1601.856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40" calcext:value-type="float">
            <text:p>340</text:p>
          </table:table-cell>
          <table:table-cell office:value-type="float" office:value="1639.26" calcext:value-type="float">
            <text:p>1639.26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45" calcext:value-type="float">
            <text:p>345</text:p>
          </table:table-cell>
          <table:table-cell office:value-type="float" office:value="1671.837" calcext:value-type="float">
            <text:p>1671.837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float" office:value="1857.916" calcext:value-type="float">
            <text:p>1857.916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55" calcext:value-type="float">
            <text:p>355</text:p>
          </table:table-cell>
          <table:table-cell office:value-type="float" office:value="1833.088" calcext:value-type="float">
            <text:p>1833.088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float" office:value="1827.881" calcext:value-type="float">
            <text:p>1827.881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65" calcext:value-type="float">
            <text:p>365</text:p>
          </table:table-cell>
          <table:table-cell office:value-type="float" office:value="1829.142" calcext:value-type="float">
            <text:p>1829.142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70" calcext:value-type="float">
            <text:p>370</text:p>
          </table:table-cell>
          <table:table-cell office:value-type="float" office:value="1819.15" calcext:value-type="float">
            <text:p>1819.15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75" calcext:value-type="float">
            <text:p>375</text:p>
          </table:table-cell>
          <table:table-cell office:value-type="float" office:value="1814.301" calcext:value-type="float">
            <text:p>1814.301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 office:value-type="float" office:value="1805.336" calcext:value-type="float">
            <text:p>1805.336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85" calcext:value-type="float">
            <text:p>385</text:p>
          </table:table-cell>
          <table:table-cell office:value-type="float" office:value="1803.201" calcext:value-type="float">
            <text:p>1803.201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float" office:value="1648.491" calcext:value-type="float">
            <text:p>1648.491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95" calcext:value-type="float">
            <text:p>395</text:p>
          </table:table-cell>
          <table:table-cell office:value-type="float" office:value="1657.546" calcext:value-type="float">
            <text:p>1657.546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954.708" calcext:value-type="float">
            <text:p>1954.708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405" calcext:value-type="float">
            <text:p>405</text:p>
          </table:table-cell>
          <table:table-cell office:value-type="float" office:value="1953.864" calcext:value-type="float">
            <text:p>1953.864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410" calcext:value-type="float">
            <text:p>410</text:p>
          </table:table-cell>
          <table:table-cell office:value-type="float" office:value="1920.357" calcext:value-type="float">
            <text:p>1920.357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415" calcext:value-type="float">
            <text:p>415</text:p>
          </table:table-cell>
          <table:table-cell office:value-type="float" office:value="2637.036" calcext:value-type="float">
            <text:p>2637.036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420" calcext:value-type="float">
            <text:p>420</text:p>
          </table:table-cell>
          <table:table-cell office:value-type="float" office:value="1881.883" calcext:value-type="float">
            <text:p>1881.883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425" calcext:value-type="float">
            <text:p>425</text:p>
          </table:table-cell>
          <table:table-cell office:value-type="float" office:value="2342.698" calcext:value-type="float">
            <text:p>2342.698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430" calcext:value-type="float">
            <text:p>430</text:p>
          </table:table-cell>
          <table:table-cell office:value-type="float" office:value="2331.035" calcext:value-type="float">
            <text:p>2331.035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435" calcext:value-type="float">
            <text:p>435</text:p>
          </table:table-cell>
          <table:table-cell office:value-type="float" office:value="1220.963" calcext:value-type="float">
            <text:p>1220.963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1226.862" calcext:value-type="float">
            <text:p>1226.862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410" calcext:value-type="float">
            <text:p>410</text:p>
          </table:table-cell>
          <table:table-cell office:value-type="float" office:value="10068.811" calcext:value-type="float">
            <text:p>10068.811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410" calcext:value-type="float">
            <text:p>410</text:p>
          </table:table-cell>
          <table:table-cell office:value-type="float" office:value="10089.452" calcext:value-type="float">
            <text:p>10089.452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410" calcext:value-type="float">
            <text:p>410</text:p>
          </table:table-cell>
          <table:table-cell office:value-type="float" office:value="10079.559" calcext:value-type="float">
            <text:p>10079.559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410" calcext:value-type="float">
            <text:p>410</text:p>
          </table:table-cell>
          <table:table-cell office:value-type="float" office:value="10116.869" calcext:value-type="float">
            <text:p>10116.869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410" calcext:value-type="float">
            <text:p>410</text:p>
          </table:table-cell>
          <table:table-cell office:value-type="float" office:value="10102.362" calcext:value-type="float">
            <text:p>10102.362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410" calcext:value-type="float">
            <text:p>410</text:p>
          </table:table-cell>
          <table:table-cell office:value-type="float" office:value="10066.394" calcext:value-type="float">
            <text:p>10066.394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410" calcext:value-type="float">
            <text:p>410</text:p>
          </table:table-cell>
          <table:table-cell office:value-type="float" office:value="10090.034" calcext:value-type="float">
            <text:p>10090.034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410" calcext:value-type="float">
            <text:p>410</text:p>
          </table:table-cell>
          <table:table-cell office:value-type="float" office:value="10094.677" calcext:value-type="float">
            <text:p>10094.677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 office:value-type="float" office:value="823.552" calcext:value-type="float">
            <text:p>823.552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506.699" calcext:value-type="float">
            <text:p>506.699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 office:value-type="float" office:value="1184.874" calcext:value-type="float">
            <text:p>1184.874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float" office:value="2367.668" calcext:value-type="float">
            <text:p>2367.668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2349.572" calcext:value-type="float">
            <text:p>2349.572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office:value-type="float" office:value="2342.2" calcext:value-type="float">
            <text:p>2342.2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4231.915" calcext:value-type="float">
            <text:p>4231.915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5597.869" calcext:value-type="float">
            <text:p>5597.869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718.5" calcext:value-type="float">
            <text:p>718.5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60" calcext:value-type="float">
            <text:p>460</text:p>
          </table:table-cell>
          <table:table-cell office:value-type="float" office:value="985.914" calcext:value-type="float">
            <text:p>985.914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office:value-type="float" office:value="988.838" calcext:value-type="float">
            <text:p>988.838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977.189" calcext:value-type="float">
            <text:p>977.189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90" calcext:value-type="float">
            <text:p>490</text:p>
          </table:table-cell>
          <table:table-cell office:value-type="float" office:value="1005.698" calcext:value-type="float">
            <text:p>1005.698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03.508" calcext:value-type="float">
            <text:p>1003.508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office:value-type="float" office:value="1007.052" calcext:value-type="float">
            <text:p>1007.052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1085.688" calcext:value-type="float">
            <text:p>1085.688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10168.648" calcext:value-type="float">
            <text:p>10168.648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1150.378" calcext:value-type="float">
            <text:p>1150.378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5279.22" calcext:value-type="float">
            <text:p>5279.22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2787.46" calcext:value-type="float">
            <text:p>2787.46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6810.906" calcext:value-type="float">
            <text:p>6810.906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315.444" calcext:value-type="float">
            <text:p>315.444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20" calcext:value-type="float">
            <text:p>520</text:p>
          </table:table-cell>
          <table:table-cell office:value-type="float" office:value="427.643" calcext:value-type="float">
            <text:p>427.643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20" calcext:value-type="float">
            <text:p>520</text:p>
          </table:table-cell>
          <table:table-cell office:value-type="float" office:value="820.995" calcext:value-type="float">
            <text:p>820.995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1008.694" calcext:value-type="float">
            <text:p>1008.694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520" calcext:value-type="float">
            <text:p>520</text:p>
          </table:table-cell>
          <table:table-cell office:value-type="float" office:value="1877.487" calcext:value-type="float">
            <text:p>1877.487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float" office:value="2439.667" calcext:value-type="float">
            <text:p>2439.667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520" calcext:value-type="float">
            <text:p>520</text:p>
          </table:table-cell>
          <table:table-cell office:value-type="float" office:value="3507.443" calcext:value-type="float">
            <text:p>3507.443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520" calcext:value-type="float">
            <text:p>520</text:p>
          </table:table-cell>
          <table:table-cell office:value-type="float" office:value="4195.057" calcext:value-type="float">
            <text:p>4195.057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560.855" calcext:value-type="float">
            <text:p>560.855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60" calcext:value-type="float">
            <text:p>460</text:p>
          </table:table-cell>
          <table:table-cell office:value-type="float" office:value="734.541" calcext:value-type="float">
            <text:p>734.541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office:value-type="float" office:value="757.114" calcext:value-type="float">
            <text:p>757.114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750.582" calcext:value-type="float">
            <text:p>750.582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90" calcext:value-type="float">
            <text:p>490</text:p>
          </table:table-cell>
          <table:table-cell office:value-type="float" office:value="770.586" calcext:value-type="float">
            <text:p>770.586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774.819" calcext:value-type="float">
            <text:p>774.819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office:value-type="float" office:value="704.06" calcext:value-type="float">
            <text:p>704.06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810.271" calcext:value-type="float">
            <text:p>810.271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30" calcext:value-type="float">
            <text:p>530</text:p>
          </table:table-cell>
          <table:table-cell office:value-type="float" office:value="830.611" calcext:value-type="float">
            <text:p>830.611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40" calcext:value-type="float">
            <text:p>540</text:p>
          </table:table-cell>
          <table:table-cell office:value-type="float" office:value="799.967" calcext:value-type="float">
            <text:p>799.967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823.53" calcext:value-type="float">
            <text:p>823.53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12469.743" calcext:value-type="float">
            <text:p>12469.743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1150.882" calcext:value-type="float">
            <text:p>1150.882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5326.311" calcext:value-type="float">
            <text:p>5326.311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2795.399" calcext:value-type="float">
            <text:p>2795.399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6766.96" calcext:value-type="float">
            <text:p>6766.96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252.179" calcext:value-type="float">
            <text:p>252.179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20" calcext:value-type="float">
            <text:p>520</text:p>
          </table:table-cell>
          <table:table-cell office:value-type="float" office:value="352.074" calcext:value-type="float">
            <text:p>352.074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20" calcext:value-type="float">
            <text:p>520</text:p>
          </table:table-cell>
          <table:table-cell office:value-type="float" office:value="677.123" calcext:value-type="float">
            <text:p>677.123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832.751" calcext:value-type="float">
            <text:p>832.751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520" calcext:value-type="float">
            <text:p>520</text:p>
          </table:table-cell>
          <table:table-cell office:value-type="float" office:value="1523.451" calcext:value-type="float">
            <text:p>1523.451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float" office:value="1989.426" calcext:value-type="float">
            <text:p>1989.426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520" calcext:value-type="float">
            <text:p>520</text:p>
          </table:table-cell>
          <table:table-cell office:value-type="float" office:value="2684.704" calcext:value-type="float">
            <text:p>2684.704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520" calcext:value-type="float">
            <text:p>520</text:p>
          </table:table-cell>
          <table:table-cell office:value-type="float" office:value="3215.353" calcext:value-type="float">
            <text:p>3215.353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3479.515" calcext:value-type="float">
            <text:p>3479.515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10807.95" calcext:value-type="float">
            <text:p>10807.95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9068.851" calcext:value-type="float">
            <text:p>9068.851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2490.43" calcext:value-type="float">
            <text:p>2490.43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5952.97" calcext:value-type="float">
            <text:p>5952.97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3099.767" calcext:value-type="float">
            <text:p>3099.767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2368.412" calcext:value-type="float">
            <text:p>2368.412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480" calcext:value-type="float">
            <text:p>480</text:p>
          </table:table-cell>
          <table:table-cell office:value-type="float" office:value="4188.863" calcext:value-type="float">
            <text:p>4188.863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365.584" calcext:value-type="float">
            <text:p>365.584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368.476" calcext:value-type="float">
            <text:p>368.476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307.554" calcext:value-type="float">
            <text:p>307.554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319.017" calcext:value-type="float">
            <text:p>319.017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314.64" calcext:value-type="float">
            <text:p>314.64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67.8" calcext:value-type="float">
            <text:p>367.8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10" calcext:value-type="float">
            <text:p>310</text:p>
          </table:table-cell>
          <table:table-cell office:value-type="float" office:value="373.809" calcext:value-type="float">
            <text:p>373.809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float" office:value="303.07" calcext:value-type="float">
            <text:p>303.07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float" office:value="284.56" calcext:value-type="float">
            <text:p>284.56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40" calcext:value-type="float">
            <text:p>340</text:p>
          </table:table-cell>
          <table:table-cell office:value-type="float" office:value="278.564" calcext:value-type="float">
            <text:p>278.564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308.58" calcext:value-type="float">
            <text:p>308.58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float" office:value="294.245" calcext:value-type="float">
            <text:p>294.245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office:value-type="float" office:value="343.899" calcext:value-type="float">
            <text:p>343.899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329.759" calcext:value-type="float">
            <text:p>329.759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90" calcext:value-type="float">
            <text:p>390</text:p>
          </table:table-cell>
          <table:table-cell office:value-type="float" office:value="306.63" calcext:value-type="float">
            <text:p>306.63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307.988" calcext:value-type="float">
            <text:p>307.988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05" calcext:value-type="float">
            <text:p>405</text:p>
          </table:table-cell>
          <table:table-cell office:value-type="float" office:value="305.732" calcext:value-type="float">
            <text:p>305.732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10" calcext:value-type="float">
            <text:p>410</text:p>
          </table:table-cell>
          <table:table-cell office:value-type="float" office:value="296.922" calcext:value-type="float">
            <text:p>296.922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15" calcext:value-type="float">
            <text:p>415</text:p>
          </table:table-cell>
          <table:table-cell office:value-type="float" office:value="293.289" calcext:value-type="float">
            <text:p>293.289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270.312" calcext:value-type="float">
            <text:p>270.312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25" calcext:value-type="float">
            <text:p>425</text:p>
          </table:table-cell>
          <table:table-cell office:value-type="float" office:value="310.454" calcext:value-type="float">
            <text:p>310.454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office:value-type="float" office:value="314.466" calcext:value-type="float">
            <text:p>314.466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35" calcext:value-type="float">
            <text:p>435</text:p>
          </table:table-cell>
          <table:table-cell office:value-type="float" office:value="311.596" calcext:value-type="float">
            <text:p>311.596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float" office:value="306.145" calcext:value-type="float">
            <text:p>306.145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45" calcext:value-type="float">
            <text:p>445</text:p>
          </table:table-cell>
          <table:table-cell office:value-type="float" office:value="297.958" calcext:value-type="float">
            <text:p>297.958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291.68" calcext:value-type="float">
            <text:p>291.68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55" calcext:value-type="float">
            <text:p>455</text:p>
          </table:table-cell>
          <table:table-cell office:value-type="float" office:value="282.302" calcext:value-type="float">
            <text:p>282.302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60" calcext:value-type="float">
            <text:p>460</text:p>
          </table:table-cell>
          <table:table-cell office:value-type="float" office:value="273.017" calcext:value-type="float">
            <text:p>273.017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65" calcext:value-type="float">
            <text:p>465</text:p>
          </table:table-cell>
          <table:table-cell office:value-type="float" office:value="270.79" calcext:value-type="float">
            <text:p>270.79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office:value-type="float" office:value="274.546" calcext:value-type="float">
            <text:p>274.546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75" calcext:value-type="float">
            <text:p>475</text:p>
          </table:table-cell>
          <table:table-cell office:value-type="float" office:value="271.269" calcext:value-type="float">
            <text:p>271.269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324.649" calcext:value-type="float">
            <text:p>324.649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85" calcext:value-type="float">
            <text:p>485</text:p>
          </table:table-cell>
          <table:table-cell office:value-type="float" office:value="324.779" calcext:value-type="float">
            <text:p>324.779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90" calcext:value-type="float">
            <text:p>490</text:p>
          </table:table-cell>
          <table:table-cell office:value-type="float" office:value="312.15" calcext:value-type="float">
            <text:p>312.15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95" calcext:value-type="float">
            <text:p>495</text:p>
          </table:table-cell>
          <table:table-cell office:value-type="float" office:value="320.975" calcext:value-type="float">
            <text:p>320.975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22.18" calcext:value-type="float">
            <text:p>322.18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  <table:table-cell office:value-type="float" office:value="225.064" calcext:value-type="float">
            <text:p>225.064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office:value-type="float" office:value="224.406" calcext:value-type="float">
            <text:p>224.406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15" calcext:value-type="float">
            <text:p>515</text:p>
          </table:table-cell>
          <table:table-cell office:value-type="float" office:value="224.745" calcext:value-type="float">
            <text:p>224.745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221.337" calcext:value-type="float">
            <text:p>221.337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2968.134" calcext:value-type="float">
            <text:p>2968.134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6722.514" calcext:value-type="float">
            <text:p>6722.514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6702.26" calcext:value-type="float">
            <text:p>6702.26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2913.981" calcext:value-type="float">
            <text:p>2913.981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2927.567" calcext:value-type="float">
            <text:p>2927.567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2935.703" calcext:value-type="float">
            <text:p>2935.703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5903.348" calcext:value-type="float">
            <text:p>5903.348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5928.441" calcext:value-type="float">
            <text:p>5928.441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120.411" calcext:value-type="float">
            <text:p>120.411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20" calcext:value-type="float">
            <text:p>520</text:p>
          </table:table-cell>
          <table:table-cell office:value-type="float" office:value="166.901" calcext:value-type="float">
            <text:p>166.901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20" calcext:value-type="float">
            <text:p>520</text:p>
          </table:table-cell>
          <table:table-cell office:value-type="float" office:value="283.25" calcext:value-type="float">
            <text:p>283.25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345.527" calcext:value-type="float">
            <text:p>345.527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520" calcext:value-type="float">
            <text:p>520</text:p>
          </table:table-cell>
          <table:table-cell office:value-type="float" office:value="525.677" calcext:value-type="float">
            <text:p>525.677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float" office:value="642.019" calcext:value-type="float">
            <text:p>642.019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520" calcext:value-type="float">
            <text:p>520</text:p>
          </table:table-cell>
          <table:table-cell office:value-type="float" office:value="918.544" calcext:value-type="float">
            <text:p>918.544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520" calcext:value-type="float">
            <text:p>520</text:p>
          </table:table-cell>
          <table:table-cell office:value-type="float" office:value="1097.887" calcext:value-type="float">
            <text:p>1097.88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office:value-type="float" office:value="1836.172" calcext:value-type="float">
            <text:p>1836.17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460" calcext:value-type="float">
            <text:p>460</text:p>
          </table:table-cell>
          <table:table-cell office:value-type="float" office:value="1259.115" calcext:value-type="float">
            <text:p>1259.11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office:value-type="float" office:value="1852.67" calcext:value-type="float">
            <text:p>1852.6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1952.457" calcext:value-type="float">
            <text:p>1952.45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490" calcext:value-type="float">
            <text:p>490</text:p>
          </table:table-cell>
          <table:table-cell office:value-type="float" office:value="1838.045" calcext:value-type="float">
            <text:p>1838.04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753.618" calcext:value-type="float">
            <text:p>1753.61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510" calcext:value-type="float">
            <text:p>510</text:p>
          </table:table-cell>
          <table:table-cell office:value-type="float" office:value="1914.848" calcext:value-type="float">
            <text:p>1914.84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float" office:value="1932.902" calcext:value-type="float">
            <text:p>1932.90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560" calcext:value-type="float">
            <text:p>560</text:p>
          </table:table-cell>
          <table:table-cell office:value-type="float" office:value="2509.661" calcext:value-type="float">
            <text:p>2509.66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430" calcext:value-type="float">
            <text:p>430</text:p>
          </table:table-cell>
          <table:table-cell office:value-type="float" office:value="2931.465" calcext:value-type="float">
            <text:p>2931.46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430" calcext:value-type="float">
            <text:p>430</text:p>
          </table:table-cell>
          <table:table-cell office:value-type="float" office:value="6848.732" calcext:value-type="float">
            <text:p>6848.73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430" calcext:value-type="float">
            <text:p>430</text:p>
          </table:table-cell>
          <table:table-cell office:value-type="float" office:value="7521.45" calcext:value-type="float">
            <text:p>7521.4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434.377" calcext:value-type="float">
            <text:p>434.37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20" calcext:value-type="float">
            <text:p>520</text:p>
          </table:table-cell>
          <table:table-cell office:value-type="float" office:value="548.656" calcext:value-type="float">
            <text:p>548.656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20" calcext:value-type="float">
            <text:p>520</text:p>
          </table:table-cell>
          <table:table-cell office:value-type="float" office:value="1013.45" calcext:value-type="float">
            <text:p>1013.4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1247.576" calcext:value-type="float">
            <text:p>1247.576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520" calcext:value-type="float">
            <text:p>520</text:p>
          </table:table-cell>
          <table:table-cell office:value-type="float" office:value="1937.648" calcext:value-type="float">
            <text:p>1937.64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float" office:value="2425.135" calcext:value-type="float">
            <text:p>2425.13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520" calcext:value-type="float">
            <text:p>520</text:p>
          </table:table-cell>
          <table:table-cell office:value-type="float" office:value="3470.391" calcext:value-type="float">
            <text:p>3470.39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520" calcext:value-type="float">
            <text:p>520</text:p>
          </table:table-cell>
          <table:table-cell office:value-type="float" office:value="4094.707" calcext:value-type="float">
            <text:p>4094.7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64" meta:object-count="0"/>
    <meta:generator>LibreOffice/5.1.6.2$Linux_X86_64 LibreOffice_project/10m0$Build-2</meta:generator>
  </office:meta>
</office:document-meta>
</file>